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019f7"/>
    </style:style>
    <style:style style:name="P2" style:family="paragraph" style:parent-style-name="Text_20_body">
      <style:text-properties officeooo:paragraph-rsid="0012952f"/>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paragraph-rsid="0012952f"/>
    </style:style>
    <style:style style:name="Sect1" style:family="section">
      <style:section-properties text:dont-balance-text-columns="false" style:editable="false">
        <style:columns fo:column-count="2" fo:column-gap="0cm">
          <style:column-sep style:width="0.009cm" style:color="#ff6600" style:height="100%" style:style="dotted"/>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sep style:width="0.009cm" style:color="#0000ff" style:height="100%" style:style="solid"/>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Lorem ipsum dolor sit amet, consectetur adipiscing elit. Nunc sit amet placerat arcu, nec mollis quam. Donec placerat tincidunt urna, vel maximus dui fermentum ut. Nulla finibus venenatis diam, et sodales massa pharetra quis. Proin et elit id dui dictum facilisis. Curabitur eget neque placerat, fringilla diam eget, pharetra ligula. Vivamus molestie lacus id velit condimentum mollis. Maecenas sodales nisl vel mi pellentesque, non finibus purus scelerisque. Nunc sit amet dolor vulputate, aliquet velit quis, lobortis massa. Proin dui ante, semper vitae ligula id, dignissim facilisis elit. Nulla in odio sapien. In porta facilisis finibus. </text:p>
        <text:p text:style-name="Text_20_body">Cras sagittis leo ac est convallis aliquam. Aenean commodo, massa quis varius cursus, lacus arcu imperdiet leo, a ultricies ligula lorem in dolor. In eu nunc pretium, vulputate augue eu, mattis metus. Sed dignissim, lorem ac pharetra faucibus, arcu lectus vulputate nisi, quis dignissim nibh ante at diam. Suspendisse quis dolor quis turpis laoreet porta at eget nulla. Sed quam nisi, laoreet et suscipit dapibus, condimentum non nulla. Vivamus aliquam orci ac eros condimentum sagittis. Aenean facilisis dictum metus, malesuada sollicitudin turpis lobortis ac. Donec in dui nec sem varius congue sit amet ut erat. Sed nec neque ligula. Donec ligula urna, ullamcorper nec nisl id, ullamcorper ornare augue. </text:p>
      </text:section>
      <text:section text:style-name="Sect2" text:name="Section2">
        <text:p text:style-name="Text_20_body">Quisque posuere nulla eget eros vehicula, et tempor dolor auctor. Nulla tincidunt ultricies urna, quis imperdiet risus lobortis vel. Aenean vitae lacus sed urna condimentum molestie. Morbi vel elit imperdiet lacus accumsan blandit et a dui. Donec lobortis vehicula quam at pretium. Sed interdum cursus felis vitae vestibulum. Vivamus gravida euismod consequat. Vivamus tempor, mi eget fermentum facilisis, enim nunc sollicitudin est, sit amet dictum ex felis ac ante. Suspendisse feugiat magna ornare semper dignissim. Sed eu mi quis ipsum congue sagittis a a diam. Maecenas ullamcorper turpis elit, vel scelerisque libero faucibus imperdiet. Fusce dignissim at sem eu pharetra. Nunc vel fringilla ante. Vestibulum ante ipsum primis in faucibus orci luctus et ultrices posuere cubilia Curae; Ut eget augue ultricies, viverra lorem quis, porta nunc. </text:p>
        <text:p text:style-name="Text_20_body">Pellentesque tempor urna a metus lacinia, sed iaculis sem facilisis. Integer vitae aliquam eros. Curabitur bibendum luctus arcu, a placerat enim tincidunt quis. Nam a convallis lorem, id sagittis nunc. Maecenas varius tellus sed eleifend vulputate. Vestibulum vel vehicula metus. Duis varius dapibus lacus, a porttitor eros auctor vitae. Mauris porttitor nunc sed maximus imperdiet. Duis dapibus elit nunc, et euismod lectus porttitor et. Etiam sit amet magna suscipit, cursus justo et, sodales risus. </text:p>
        <text:p text:style-name="Text_20_body">Nunc faucibus risus vitae lorem rhoncus dignissim. Curabitur gravida lorem et ligula bibendum posuere. Suspendisse a lacinia nunc. Nullam porta feugiat leo imperdiet ultrices. Vivamus elementum sem non ultricies faucibus. Vivamus in ipsum dignissim, dapibus massa ut, bibendum urna. Pellentesque sollicitudin neque vitae nisi dictum porta. Suspendisse rutrum tortor nunc, sed malesuada libero scelerisque eu. Quisque vitae pharetra nunc. Vivamus et erat eget lorem placerat iaculis. Aliquam ac auctor neque, at efficitur felis. Fusce commodo, nisi non lobortis congue, enim lectus fermentum nulla, vulputate auctor nisi lorem ac elit. Curabitur tincidunt feugiat purus eu consequat. Curabitur ligula dui, sodales at lectus sit amet, posuere faucibus tellus. </text:p>
      </text:section>
      <text:p text:style-name="P2"/>
      <text:p text:style-name="P4">Integer et mollis dui. Maecenas non aliquet neque, sit amet venenatis neque. Nullam auctor ut ligula ut egestas. Nullam felis leo, porta in felis eget, suscipit malesuada orci. Vivamus commodo justo arcu, vel bibendum nisi molestie vel. Integer id eleifend nibh. Donec dignissim vulputate velit, at tristique tellus fermentum sed. Suspendisse in dignissim nisi. Cras pharetra felis nec pretium ornare. Nullam consectetur libero ac sem efficitur cursus. Nunc eu feugiat est, porta ullamcorper mi. Vivamus molestie, magna eu viverra ornare, dui nibh tempus orci, eget fermentum dolor neque eu arcu. Vivamus tincidunt lacinia dignissim. Pellentesque habitant morbi tristique senectus et netus et malesuada fames ac turpis egestas. Praesent vel massa eget eros sagittis tempor. </text:p>
      <text:p text:style-name="Text_20_body">Sed vitae neque ac ex facilisis consectetur. Donec aliquam tortor mauris, et vulputate ipsum mattis ac. Nunc ornare dolor nulla, ut convallis urna rhoncus nec. Vestibulum sed odio nec felis viverra tincidunt. Phasellus aliquam ante lacus, et pulvinar velit pulvinar in. Proin consequat dui vel facilisis ultricies. Suspendisse potenti. Quisque consequat, elit luctus commodo tristique, ipsum purus porttitor libero, in pretium turpis mauris ut odio. Ut a nibh id tortor finibus vulputate vitae sit amet libero. Sed dui arcu, sagittis in suscipit in, commodo ac mauris. Donec arcu turpis, molestie a convallis ac, cursus eu nulla. </text:p>
      <text:p text:style-name="Text_20_body">Donec facilisis nec libero vitae euismod. Aenean leo eros, lobortis a consectetur a, bibendum eget felis. Nunc dapibus est nec metus eleifend, non consectetur mi tincidunt. Quisque non metus sapien. Sed consequat, diam eget imperdiet vestibulum, elit felis fringilla neque, non laoreet nisl justo a lectus. Aliquam erat volutpat. Nulla nisi purus, scelerisque ac fermentum in, blandit et elit. Pellentesque sagittis, erat sed sagittis fermentum, enim augue porta odio, in efficitur arcu quam sit amet arcu. In varius ipsum ac vehicula cursus. </text:p>
      <text:p text:style-name="Text_20_body">Vestibulum dictum dui quis mattis condimentum. In molestie lectus dictum ipsum scelerisque sollicitudin. Donec in sapien ut nisi tempus sagittis in nec ex. Nam sem velit, commodo nec lorem vitae, convallis rhoncus nunc. Etiam ac ultrices massa. Nam sed pharetra nunc. Nullam nulla erat, tempor convallis massa et, aliquet condimentum sapien. Proin ut felis turpis. </text:p>
      <text:p text:style-name="Text_20_body">Phasellus ultricies neque quis purus malesuada, in molestie diam cursus. Nulla velit nulla, bibendum in urna sed, dapibus volutpat nibh. Nullam ligula nulla, consectetur at nisl a, gravida cursus sapien. Quisque varius vestibulum nisi id elementum. Duis pulvinar eget augue sagittis laoreet. Donec elit elit, tristique eu quam sit amet, euismod aliquet mauris. Fusce in erat nulla. Vivamus et efficitur ante, non dictum neque. Sed risus magna, malesuada id dui nec, elementum gravida dui. Nunc accumsan vulputate libero ut efficitur. </text:p>
      <text:p text:style-name="P3">Pellentesque habitant morbi tristique senectus et netus et malesuada fames ac turpis egestas. Vivamus sagittis interdum laoreet. Fusce varius mauris ut nisi eleifend interdum quis quis est. Nulla facilisi. Nulla sed elit id massa tempus porttitor. Donec ultrices lorem a faucibus mattis. Aenean rhoncus arcu vitae ligula placerat, in rutrum purus laoreet. Nullam consectetur dolor vel fringilla commodo. Pellentesque scelerisque purus et sem vulputate dapibus. Sed a dolor sit amet lectus posuere ultricies. Quisque placerat nisl et consequat viverra. Quisque accumsan elit nec elit aliquam fringilla. Pellentesque feugiat, quam eu iaculis aliquet, enim leo fringilla augue, et consectetur velit magna sit amet justo. </text:p>
      <text:p text:style-name="Text_20_body">Duis turpis nisi, tristique ac justo sit amet, faucibus fermentum purus. Quisque quis lorem condimentum, tincidunt dolor nec, vehicula magna. Vivamus sit amet turpis sagittis, feugiat enim vehicula, euismod lectus. Vestibulum mollis ipsum eu massa iaculis, quis consequat magna molestie. Aenean consequat laoreet sem. Sed non massa tortor. Aliquam vulputate dui eu urna feugiat, et rutrum dolor laoreet. </text:p>
      <text:p text:style-name="Text_20_body">Aliquam at bibendum massa. Nullam turpis nunc, ullamcorper eu vestibulum ut, lobortis sed ante. Morbi ut orci non orci ultrices sagittis. Nam erat ipsum, feugiat a finibus egestas, elementum quis dolor. Phasellus nec efficitur ipsum. Praesent orci quam, malesuada et felis ac, placerat vehicula massa. Mauris venenatis, purus sed maximus dictum, ex eros auctor orci, sed consectetur libero nisi sit amet nisi. Quisque euismod mollis libero eu ullamcorper. In congue egestas mattis. Nulla laoreet, libero id placerat mattis, quam sem rhoncus leo, laoreet tincidunt neque mi non nisi. </text:p>
      <text:p text:style-name="Text_20_body">Donec malesuada tincidunt leo, in condimentum tortor facilisis quis. Aliquam fringilla vulputate felis sed semper. Maecenas vitae erat ullamcorper, consectetur elit at, auctor lorem. Vivamus accumsan tristique tortor scelerisque ultricies. Curabitur sagittis risus arcu, malesuada volutpat risus euismod vitae. Maecenas condimentum vehicula enim, in elementum ex elementum eu. Praesent viverra velit at justo sollicitudin, et convallis ipsum sollicitudin. </text:p>
      <text:p text:style-name="Text_20_body">Nam et lorem facilisis, semper ex id, pulvinar ex. Duis pulvinar nulla feugiat mi commodo aliquam. Suspendisse sed aliquet ligula. Praesent hendrerit hendrerit est, eget blandit augue hendrerit et. Quisque condimentum tincidunt neque scelerisque posuere. Fusce a magna ac dolor eleifend volutpat. Donec consectetur purus eu ante feugiat finibus. Nulla ex ex, vulputate ut sem ac, tempor lobortis lorem. Suspendisse dignissim, lorem quis tempus consectetur, dui justo aliquam sapien, a malesuada velit justo nec ex. Sed porttitor libero sit amet eros pulvinar suscipit. Phasellus eget lobortis enim. Nullam pulvinar mi massa, sed ornare purus facilisis sed. Vestibulum ac nibh convallis, feugiat mauris a, rutrum ipsum. Duis aliquet, odio in pellentesque vulputate, metus nulla scelerisque justo, eu pellentesque lectus sapien vitae quam. Donec pharetra justo et magna viverra, quis suscipit ligula volutpa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2:12:39.060265581</meta:creation-date>
    <dc:date>2014-09-17T20:40:03.555000000</dc:date>
    <meta:editing-duration>PT2H6M18S</meta:editing-duration>
    <meta:editing-cycles>13</meta:editing-cycles>
    <meta:generator>LibreOffice/4.3.0.4$Windows_x86 LibreOffice_project/62ad5818884a2fc2e5780dd45466868d41009ec0</meta:generator>
    <meta:document-statistic meta:table-count="0" meta:image-count="0" meta:object-count="0" meta:page-count="3" meta:paragraph-count="15" meta:word-count="1375" meta:character-count="9374" meta:non-whitespace-character-count="7999"/>
  </office:meta>
</office:document-meta>
</file>